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bscribableChannel.getSubscri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ableChannel.hasSubscription(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bableChannel.unsubscribe( Message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ubscribableChannel.subscribe( Message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